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5F5B61EA48B90454.png" manifest:media-type="image/png"/>
  <manifest:file-entry manifest:full-path="Pictures/1000020100000422000000B25A39031510924F62.png" manifest:media-type="image/png"/>
  <manifest:file-entry manifest:full-path="Pictures/1000020100000422000000A2D9131C52329810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План выдачи флагов на отчётный период 2021 года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 text:style-name="P1">Подготовил: Борис Борисович, директор по развитию флаг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Результаты отчётных периодов 2020-2021 года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ыдано: <text:span text:style-name="T1">1 384</text:span> флагов в формате ugra_</text:p>
              </text:list-item>
              <text:list-item>
                <text:p>Выдано: <text:span text:style-name="T1">517</text:span> флагов в формате [A-Z0-9]{31}=</text:p>
              </text:list-item>
              <text:list-item>
                <text:p>Выдано: 0 флагов в формате school_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Результаты отчётных периодов 2020-2021 года</text:p>
          </draw:text-box>
        </draw:frame>
        <draw:frame draw:style-name="gr2" draw:text-style-name="P4" draw:layer="layout" svg:width="15.999cm" svg:height="8.999cm" svg:x="6.056cm" svg:y="6.0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Бизнес-стратегия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связи с нехваткой выдачи, выдавать флаги в формате school_ в дальнейшем периоде 2021 года.</text:p>
              </text:list-item>
              <text:list-item>
                <text:p>Это позволит привлечь новых участников CTF в Югре...</text:p>
              </text:list-item>
              <text:list-item>
                <text:p>… и развить сектор информационной безопасности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Пример выдачи флага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+++FLAG+++</text:p>
              </text:list-item>
              <text:list-item>
                <text:p>Выдаваемый флаг уникален для каждого клиента, что повышает конверсию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Спасибо за внимание!</text:p>
          </draw:text-box>
        </draw:frame>
        <draw:frame presentation:style-name="pr2" draw:text-style-name="P6" draw:layer="layout" svg:width="25.199cm" svg:height="3.2cm" svg:x="1.4cm" svg:y="12.6cm" presentation:class="subtitle" presentation:user-transformed="true">
          <draw:text-box>
            <text:p text:style-name="P5">Подготовил: Борис Борисович, директор по развитию флагов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D9131C5232981058.png" xlink:type="simple" xlink:show="embed" xlink:actuate="onLoad" draw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5A39031510924F6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5F5B61EA48B90454.png" xlink:type="simple" xlink:show="embed" xlink:actuate="onLoad" draw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3T16:45:38.849806151</meta:creation-date>
    <meta:editing-duration>PT9M8S</meta:editing-duration>
    <meta:editing-cycles>5</meta:editing-cycles>
    <meta:generator>LibreOffice/7.1.5.2$Linux_X86_64 LibreOffice_project/10$Build-2</meta:generator>
    <dc:title>Beehive</dc:title>
    <dc:date>2021-09-05T01:39:57.315545660</dc:date>
    <meta:document-statistic meta:object-count="5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2.97cm" svg:y="3.703cm" style:legend-expansion="high" chart:style-name="ch2"/>
        <chart:plot-area chart:style-name="ch3" chart:data-source-has-labels="both" svg:x="0.32cm" svg:y="0.18cm" svg:width="12.33cm" svg:height="8.64cm">
          <chart:coordinate-region svg:x="1.127cm" svg:y="0.379cm" svg:width="11.523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лаги school_</text:p>
              </table:table-cell>
              <table:table-cell office:value-type="string">
                <text:p>Флаги ugra_</text:p>
              </table:table-cell>
              <table:table-cell office:value-type="string">
                <text:p>Флаги атаки</text:p>
              </table:table-cell>
            </table:table-row>
          </table:table-header-rows>
          <table:table-rows>
            <table:table-row>
              <table:table-cell office:value-type="string">
                <text:p>2021 (я-и)</text:p>
              </table:table-cell>
              <table:table-cell office:value-type="float" office:value="0">
                <text:p>0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